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2017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2016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201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201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201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201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201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201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201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200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200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200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2007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2007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2006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2006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200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200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200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200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200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199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1998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199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1997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1997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1996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1996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199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199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199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237097023301</text:p>
          </table:table-cell>
          <table:table-cell office:value-type="string" calcext:value-type="string">
            <text:p>16N 3E 11ADAA:G-071878</text:p>
          </table:table-cell>
          <table:table-cell office:value-type="string" calcext:value-type="string">
            <text:p>1987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